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786cm" fo:min-width="12.327cm" draw:shadow="hidden" draw:shadow-offset-x="-0.212cm" draw:shadow-offset-y="0cm" draw:shadow-opacity="79%"/>
    </style:style>
    <style:style style:name="gr2" style:family="graphic" style:parent-style-name="standard">
      <style:graphic-properties draw:stroke="none" svg:stroke-color="#000000" draw:fill="solid" draw:fill-color="#eeeeee" fo:min-height="0.422cm"/>
    </style:style>
    <style:style style:name="gr3" style:family="graphic" style:parent-style-name="standard">
      <style:graphic-properties svg:stroke-color="#000000" draw:fill-color="#3465a4" draw:textarea-horizontal-align="justify" draw:textarea-vertical-align="middle" draw:auto-grow-height="false" fo:min-height="0.588cm" fo:min-width="12.327cm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 fo:min-height="1.884cm" fo:min-width="2.802cm"/>
    </style:style>
    <style:style style:name="gr5" style:family="graphic" style:parent-style-name="standard">
      <style:graphic-properties draw:fill-color="#333333" draw:textarea-horizontal-align="justify" draw:textarea-vertical-align="middle" draw:auto-grow-height="false" fo:min-height="1.909cm" fo:min-width="2.802cm"/>
    </style:style>
    <style:style style:name="gr6" style:family="graphic" style:parent-style-name="standard">
      <style:graphic-properties draw:stroke="none" svg:stroke-color="#000000" draw:fill="solid" draw:fill-color="#eeeeee" fo:min-height="0.464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0.452cm" fo:min-width="1.659cm"/>
    </style:style>
    <style:style style:name="gr8" style:family="graphic" style:parent-style-name="objectwithoutfill">
      <style:graphic-properties svg:stroke-color="#ff7b59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333333" draw:fill="none" draw:textarea-vertical-align="middle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2.29cm" fo:min-width="2.167cm"/>
    </style:style>
    <style:style style:name="gr11" style:family="graphic" style:parent-style-name="standard">
      <style:graphic-properties draw:stroke="none" svg:stroke-color="#000000" draw:fill="none" draw:fill-color="#ffffff" fo:min-height="0.385cm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0.126cm" fo:min-width="1.934cm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0.127cm" fo:min-width="1.934cm"/>
    </style:style>
    <style:style style:name="gr14" style:family="graphic" style:parent-style-name="standard">
      <style:graphic-properties draw:fill="none" draw:fill-color="#ffffff" draw:textarea-horizontal-align="justify" draw:textarea-vertical-align="middle" draw:auto-grow-height="false" fo:min-height="2.925cm" fo:min-width="9.787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fo:min-height="0.353cm"/>
    </style:style>
    <style:style style:name="gr17" style:family="graphic" style:parent-style-name="standard">
      <style:graphic-properties draw:stroke="none" svg:stroke-color="#000000" draw:fill="none" draw:fill-color="#ffffff" fo:min-height="0.7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3" style:family="paragraph">
      <loext:graphic-properties draw:fill="solid" draw:fill-color="#eeeee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4" style:family="paragraph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solid" draw:fill-color="#eeeee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3465a4"/>
      <style:paragraph-properties fo:text-align="center"/>
      <style:text-properties fo:color="#ffffff" style:font-name="Liberation Serif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color="#ffffff" fo:font-size="12pt" fo:font-weight="bold" fo:background-color="#333333" style:font-size-asian="12pt" style:font-weight-asian="bold" style:font-size-complex="12pt" style:font-weight-complex="bold"/>
    </style:style>
    <style:style style:name="P9" style:family="paragraph">
      <loext:graphic-properties draw:fill-color="#333333"/>
      <style:paragraph-properties fo:text-align="center"/>
      <style:text-properties fo:color="#ffffff" style:font-name="Liberation Serif" fo:font-size="12pt" fo:font-weight="bold" fo:background-color="#333333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color="#1c1c1c" fo:font-size="12pt" fo:font-weight="bold" fo:background-color="#333333" style:font-size-asian="12pt" style:font-weight-asian="bold" style:font-size-complex="12pt" style:font-weight-complex="bold"/>
    </style:style>
    <style:style style:name="P11" style:family="paragraph">
      <loext:graphic-properties draw:fill-color="#333333"/>
      <style:paragraph-properties fo:text-align="center"/>
      <style:text-properties fo:color="#1c1c1c" style:font-name="Liberation Serif" fo:font-size="12pt" fo:font-weight="bold" fo:background-color="#333333" style:font-size-asian="12pt" style:font-weight-asian="bold" style:font-size-complex="12pt" style:font-weight-complex="bold"/>
    </style:style>
    <style:style style:name="P12" style:family="paragraph">
      <style:text-properties style:font-name="Liberation Serif" fo:font-size="12pt" style:font-size-asian="12pt" style:font-size-complex="12pt"/>
    </style:style>
    <style:style style:name="P13" style:family="paragraph">
      <loext:graphic-properties draw:fill="solid" draw:fill-color="#eeeeee"/>
      <style:text-properties style:font-name="Liberation Serif" fo:font-size="12pt" style:font-size-asian="12pt" style:font-size-complex="12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cccccc"/>
      <style:paragraph-properties fo:text-align="center"/>
      <style:text-properties style:font-name="Liberation Serif" fo:font-size="12pt" style:font-size-asian="12pt" style:font-size-complex="12pt"/>
    </style:style>
    <style:style style:name="P16" style:family="paragraph">
      <loext:graphic-properties draw:fill="none"/>
      <style:paragraph-properties fo:text-align="center"/>
      <style:text-properties fo:font-weight="bold"/>
    </style:style>
    <style:style style:name="P17" style:family="paragraph">
      <loext:graphic-properties draw:fill-color="#eeeeee"/>
      <style:paragraph-properties fo:text-align="center"/>
      <style:text-properties style:font-name="Times New Roman" fo:font-size="9pt" style:font-size-asian="9pt" style:font-size-complex="9pt"/>
    </style:style>
    <style:style style:name="P18" style:family="paragraph">
      <loext:graphic-properties draw:fill="none" draw:fill-color="#ffffff"/>
      <style:text-properties style:font-name="Times New Roman" fo:font-size="9pt" style:font-size-asian="9pt" style:font-size-complex="9pt"/>
    </style:style>
    <style:style style:name="P19" style:family="paragraph">
      <style:paragraph-properties fo:text-align="center"/>
    </style:style>
    <style:style style:name="P20" style:family="paragraph">
      <loext:graphic-properties draw:fill-color="#b4c7dc"/>
      <style:paragraph-properties fo:text-align="center"/>
      <style:text-properties style:font-name="Times New Roman" fo:font-size="9pt" style:font-size-asian="9pt" style:font-size-complex="9pt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ffffff" style:font-name="Liberation Seri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style:font-name="Liberation Serif" fo:font-size="12pt" fo:font-weight="bold" fo:background-color="#333333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Times New Roman" fo:font-size="9pt" style:font-size-asian="9pt" style:font-size-complex="9pt"/>
    </style:style>
    <style:style style:name="T6" style:family="text">
      <style:text-properties style:font-name="Times New Roman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27cm" svg:height="4.036cm" svg:x="4.429cm" svg:y="4.3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54cm" svg:height="0.683cm" svg:x="7.731cm" svg:y="2.016cm">
          <draw:text-box>
            <text:p text:style-name="P2"><text:span text:style-name="T1">TENAN</text:span><text:span text:style-name="T1">T 1</text:span></text:p>
          </draw:text-box>
        </draw:frame>
        <draw:frame draw:style-name="gr2" draw:text-style-name="P5" draw:layer="layout" svg:width="2.54cm" svg:height="0.683cm" svg:x="12.879cm" svg:y="2.016cm">
          <draw:text-box>
            <text:p text:style-name="P4"><text:span text:style-name="T1">TENAN</text:span><text:span text:style-name="T1">T 2</text:span></text:p>
          </draw:text-box>
        </draw:frame>
        <draw:custom-shape draw:style-name="gr3" draw:text-style-name="P7" draw:layer="layout" svg:width="12.827cm" svg:height="0.838cm" svg:x="4.444cm" svg:y="8.62cm">
          <text:p text:style-name="P6"><text:span text:style-name="T2">DISK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3.302cm" svg:height="2.134cm" svg:x="7.35cm" svg:y="5.826cm">
          <text:p text:style-name="P8"><text:span text:style-name="T3">MINIO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draw:layer="layout" svg:width="3.302cm" svg:height="2.159cm" svg:x="12.43cm" svg:y="5.826cm">
          <text:p text:style-name="P10"><text:span text:style-name="T3">MINIO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3" draw:layer="layout" svg:width="1.778cm" svg:height="0.721cm" svg:x="4.81cm" svg:y="5.953cm">
          <draw:text-box>
            <text:p text:style-name="P12"><text:span text:style-name="T4">HOST</text:span></text:p>
          </draw:text-box>
        </draw:frame>
        <draw:custom-shape draw:style-name="gr7" draw:text-style-name="P15" draw:layer="layout" svg:width="2.159cm" svg:height="0.702cm" svg:x="7.858cm" svg:y="3.982cm">
          <text:p text:style-name="P14"><text:span text:style-name="T4">9001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2.159cm" svg:height="0.702cm" svg:x="12.938cm" svg:y="3.982cm">
          <text:p text:style-name="P14"><text:span text:style-name="T4">900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874cm" svg:y1="4.684cm" svg:x2="8.874cm" svg:y2="5.826cm">
          <text:p/>
        </draw:line>
        <draw:line draw:style-name="gr8" draw:text-style-name="P1" draw:layer="layout" svg:x1="14.081cm" svg:y1="4.684cm" svg:x2="14.081cm" svg:y2="5.826cm">
          <text:p/>
        </draw:line>
        <draw:line draw:style-name="gr8" draw:text-style-name="P1" draw:layer="layout" svg:x1="14.081cm" svg:y1="3.981cm" svg:x2="14.081cm" svg:y2="2.765cm">
          <text:p/>
        </draw:line>
        <draw:line draw:style-name="gr8" draw:text-style-name="P1" draw:layer="layout" svg:x1="8.874cm" svg:y1="3.981cm" svg:x2="8.874cm" svg:y2="2.765cm">
          <text:p/>
        </draw:line>
        <draw:line draw:style-name="gr9" draw:text-style-name="P16" draw:layer="layout" svg:x1="9.001cm" svg:y1="7.842cm" svg:x2="9.001cm" svg:y2="8.62cm">
          <text:p/>
        </draw:line>
        <draw:line draw:style-name="gr9" draw:text-style-name="P16" draw:layer="layout" svg:x1="14.081cm" svg:y1="7.842cm" svg:x2="14.081cm" svg:y2="8.62cm">
          <text:p/>
        </draw:line>
        <draw:custom-shape draw:style-name="gr10" draw:text-style-name="P17" draw:layer="layout" svg:width="2.667cm" svg:height="2.54cm" svg:x="5.826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8" draw:layer="layout" svg:width="3.411cm" svg:height="0.635cm" svg:x="9.509cm" svg:y="10.271cm">
          <draw:text-box>
            <text:p><text:span text:style-name="T5">Object </text:span><text:span text:style-name="T5">Composition</text:span></text:p>
          </draw:text-box>
        </draw:frame>
        <draw:custom-shape draw:style-name="gr12" draw:text-style-name="P20" draw:layer="layout" svg:width="2.434cm" svg:height="0.376cm" svg:x="5.971cm" svg:y="12.491cm">
          <text:p text:style-name="P19"><text:span text:style-name="T5">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0" draw:layer="layout" svg:width="2.434cm" svg:height="0.376cm" svg:x="5.971cm" svg:y="13.149cm">
          <text:p text:style-name="P19"><text:span text:style-name="T5">Versio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2.434cm" svg:height="0.377cm" svg:x="5.971cm" svg:y="13.714cm">
          <text:p text:style-name="P19"><text:span text:style-name="T5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0" draw:layer="layout" svg:width="2.434cm" svg:height="0.376cm" svg:x="5.971cm" svg:y="14.278cm">
          <text:p text:style-name="P19"><text:span text:style-name="T5">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0.287cm" svg:height="3.175cm" svg:x="5.572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7" draw:layer="layout" svg:width="2.667cm" svg:height="2.54cm" svg:x="8.747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0" draw:layer="layout" svg:width="2.434cm" svg:height="0.376cm" svg:x="8.892cm" svg:y="12.491cm">
          <text:p text:style-name="P19"><text:span text:style-name="T5">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0" draw:layer="layout" svg:width="2.434cm" svg:height="0.376cm" svg:x="8.892cm" svg:y="13.149cm">
          <text:p text:style-name="P19"><text:span text:style-name="T5">Versio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2.434cm" svg:height="0.377cm" svg:x="8.892cm" svg:y="13.714cm">
          <text:p text:style-name="P19"><text:span text:style-name="T5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0" draw:layer="layout" svg:width="2.434cm" svg:height="0.376cm" svg:x="8.892cm" svg:y="14.278cm">
          <text:p text:style-name="P19"><text:span text:style-name="T5">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2" draw:layer="layout" svg:width="0.127cm" svg:height="0.127cm" svg:x="11.795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4" draw:layer="layout" svg:width="1.862cm" svg:height="0.603cm" svg:x="6.25cm" svg:y="11.795cm">
          <draw:text-box>
            <text:p text:style-name="P23"><text:span text:style-name="T6">Object #1</text:span></text:p>
          </draw:text-box>
        </draw:frame>
        <draw:frame draw:style-name="gr16" draw:text-style-name="P24" draw:layer="layout" svg:width="1.862cm" svg:height="0.603cm" svg:x="6.25cm" svg:y="11.796cm">
          <draw:text-box>
            <text:p text:style-name="P23"><text:span text:style-name="T6">Ob</text:span><text:span text:style-name="T6">ject </text:span><text:span text:style-name="T6">#1</text:span></text:p>
          </draw:text-box>
        </draw:frame>
        <draw:custom-shape draw:style-name="gr10" draw:text-style-name="P17" draw:layer="layout" svg:width="2.667cm" svg:height="2.54cm" svg:x="12.938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0" draw:layer="layout" svg:width="2.434cm" svg:height="0.376cm" svg:x="13.083cm" svg:y="12.491cm">
          <text:p text:style-name="P19"><text:span text:style-name="T5">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0" draw:layer="layout" svg:width="2.434cm" svg:height="0.376cm" svg:x="13.083cm" svg:y="13.149cm">
          <text:p text:style-name="P19"><text:span text:style-name="T5">Versio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2.434cm" svg:height="0.377cm" svg:x="13.083cm" svg:y="13.714cm">
          <text:p text:style-name="P19"><text:span text:style-name="T5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0" draw:layer="layout" svg:width="2.434cm" svg:height="0.376cm" svg:x="13.083cm" svg:y="14.278cm">
          <text:p text:style-name="P19"><text:span text:style-name="T5">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24" draw:layer="layout" svg:width="1.862cm" svg:height="0.603cm" svg:x="9.255cm" svg:y="11.827cm">
          <draw:text-box>
            <text:p text:style-name="P23"><text:span text:style-name="T6">Ob</text:span><text:span text:style-name="T6">ject </text:span><text:span text:style-name="T6">#2</text:span></text:p>
          </draw:text-box>
        </draw:frame>
        <draw:frame draw:style-name="gr17" draw:text-style-name="P24" draw:layer="layout" svg:width="1.989cm" svg:height="0.955cm" svg:x="13.362cm" svg:y="11.795cm">
          <draw:text-box>
            <text:p text:style-name="P23"><text:span text:style-name="T6">Ob</text:span><text:span text:style-name="T6">ject </text:span><text:span text:style-name="T6">#N</text:span></text:p>
          </draw:text-box>
        </draw:frame>
        <draw:custom-shape draw:style-name="gr15" draw:text-style-name="P22" draw:layer="layout" svg:width="0.127cm" svg:height="0.127cm" svg:x="12.30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127cm" svg:height="0.127cm" svg:x="12.049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3T16:17:42.632174778</meta:creation-date>
    <dc:date>2021-02-03T19:30:24.327473958</dc:date>
    <meta:editing-duration>PT2H11M30S</meta:editing-duration>
    <meta:editing-cycles>4</meta:editing-cycles>
    <meta:generator>LibreOffice/6.1.5.2$Linux_X86_64 LibreOffice_project/10$Build-2</meta:generator>
    <meta:document-statistic meta:object-count="39"/>
  </office:meta>
</office:document-meta>
</file>